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hier des charges :</text:p>
      <text:p text:style-name="Standard"/>
      <text:p text:style-name="Standard">Attente du projet en terme de fonctionnalités du logiciel à développer :</text:p>
      <text:p text:style-name="Standard"><text:s/></text:p>
      <text:p text:style-name="Standard"><text:s text:c="3"/>Proposer un logiciel qui permet d'interroger un réseau de wattmètres sans fil ( protocole ZigBee) afin de récupérer les puissances electriques de différents appareils. Les données collectées seront présentées sous deux formats :</text:p>
      <text:list xml:id="list355154298" text:style-name="L1">
        <text:list-item>
          <text:p text:style-name="P1">un fichier .csv lisible par n'importe quel tableur .</text:p>
        </text:list-item>
        <text:list-item>
          <text:p text:style-name="P1">graphiquement à l'aide de l'interface graphique du SDK.</text:p>
        </text:list-item>
      </text:list>
      <text:p text:style-name="Standard"><text:s/></text:p>
      <text:p text:style-name="Standard"><text:s text:c="3"/>L’équipe s'est divisé en deux pôles : </text:p>
      <text:list xml:id="list58109740" text:style-name="L2">
        <text:list-item>
          <text:list>
            <text:list-item>
              <text:p text:style-name="P2">l’étude du SDK  et le codage de plugSdk.c : le logiciel permettant d'interfacer le module plugwise et le SDK .( Fabien et Oussama )</text:p>
            </text:list-item>
            <text:list-item>
              <text:p text:style-name="P2">l'étude du Plugwise et la création d'une librairie permettant d'interroger les wattmètres plugwise . ( Nicolas et Thibaut ) </text:p>
            </text:list-item>
          </text:list>
        </text:list-item>
      </text:list>
      <text:p text:style-name="Standard"/>
      <text:p text:style-name="Standard"/>
      <text:p text:style-name="Standard"><text:s text:c="4"/>La version finales du programme devra répondre aux besoins d'une équipe de 2As. Le codage du logiciel sera adapté à ces besoins ( il faudra créer un Productivity link de 4 compteurs, deux de ces compteurs seront utilisés pour connaître la consommation de deux routeurs dont un en témoin, et les deux autres seront utilisés pour mesurer la consommation de deux postes de travail dont un en témoin )</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ussama </meta:initial-creator>
    <meta:creation-date>2012-03-19T16:27:29</meta:creation-date>
    <dc:date>2012-03-19T23:01:35</dc:date>
    <dc:creator>Thibaut </dc:creator>
    <meta:editing-duration>PT40M10S</meta:editing-duration>
    <meta:editing-cycles>4</meta:editing-cycles>
    <meta:generator>LibreOffice/3.4$Linux LibreOffice_project/340m1$Build-402</meta:generator>
    <meta:document-statistic meta:table-count="0" meta:image-count="0" meta:object-count="0" meta:page-count="1" meta:paragraph-count="11" meta:word-count="189" meta:character-count="1133" meta:non-whitespace-character-count="942"/>
  </office:meta>
</office:document-meta>
</file>